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T Serif" svg:font-family="'PT Serif', Georgia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P6" style:family="paragraph" style:parent-style-name="Standard" style:list-style-name="L1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333333" style:font-name="PT Serif" fo:letter-spacing="normal" fo:font-style="normal" fo:font-weight="normal"/>
    </style:style>
    <style:style style:name="T10" style:family="text">
      <style:text-properties fo:font-variant="normal" fo:text-transform="none" fo:color="#333333" style:font-name="PT Serif" fo:letter-spacing="normal" fo:language="en" fo:country="US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style:font-name="PT Serif" fo:letter-spacing="normal" fo:language="ru" fo:country="RU" fo:font-style="normal" fo:font-weight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rc</text:span> - папка со всеми исходниками верстки в <text:span text:style-name="T3">которой лежит:</text:span></text:p>
      <text:p text:style-name="P2"/>
      <text:list xml:id="list5668655250647959263" text:style-name="L1">
        <text:list-item>
          <text:list>
            <text:list-item>
              <text:list>
                <text:list-item>
                  <text:p text:style-name="P4"><text:span text:style-name="T6">css </text:span><text:span text:style-name="T5">– </text:span><text:span text:style-name="T3">стили сайта</text:span></text:p>
                </text:list-item>
                <text:list-item>
                  <text:p text:style-name="P4"><text:span text:style-name="T6">pug – pug </text:span><text:span text:style-name="T4">файлы которые потом будут скомпилированы в </text:span><text:span text:style-name="T7">html</text:span></text:p>
                </text:list-item>
                <text:list-item>
                  <text:p text:style-name="P3"><text:span text:style-name="T6">scss – scss </text:span><text:span text:style-name="T8">файлы которые потом будут скомпилированы в </text:span><text:span text:style-name="T7">css </text:span></text:p>
                </text:list-item>
                <text:list-item>
                  <text:p text:style-name="P3"><text:span text:style-name="T6">fonts </text:span><text:span text:style-name="T7">– </text:span><text:span text:style-name="T8">папка в которой лежат все шрифты а также шрифтовые иконки </text:span><text:span text:style-name="T7">(FontAwesome)</text:span></text:p>
                </text:list-item>
                <text:list-item>
                  <text:p text:style-name="P5"><text:span text:style-name="T1">plugins</text:span><text:span text:style-name="T8"> – </text:span><text:span text:style-name="T4">папка в которой лежат разные плагины которые нужны для проекта </text:span></text:p>
                </text:list-item>
                <text:list-item>
                  <text:p text:style-name="P5"><text:span text:style-name="T1">js</text:span><text:span text:style-name="T8"> - </text:span><text:span text:style-name="T4">папка в которой лежит скрипты:</text:span></text:p>
                  <text:p text:style-name="P5"><text:span text:style-name="T4">(</text:span><text:span text:style-name="T1">script.core.js</text:span><text:span text:style-name="T4">) –</text:span><text:span text:style-name="T8"> </text:span><text:span text:style-name="T4">для собственных скриптов</text:span></text:p>
                  <text:p text:style-name="P5"><text:span text:style-name="T4">(</text:span><text:span text:style-name="T1">script.init.js</text:span><text:span text:style-name="T4"> ) - для инициализации плагинов из папки </text:span><text:span text:style-name="T1">plugins</text:span></text:p>
                  <text:p text:style-name="P6">(<text:span text:style-name="T1">jquery-3.2.1.min.js</text:span>) – <text:span text:style-name="T3">библиотека</text:span></text:p>
                  <text:p text:style-name="P4"><text:span text:style-name="T7">(</text:span><text:span text:style-name="T6">jquery-migrate-3.0.1.min.js</text:span><text:span text:style-name="T7">) - </text:span><text:span text:style-name="T9">устранен</text:span><text:span text:style-name="T11">ия</text:span><text:span text:style-name="T9"> несовместимостей </text:span></text:p>
                </text:list-item>
                <text:list-item>
                  <text:p text:style-name="P4"><text:span text:style-name="T10">images</text:span> –<text:span text:style-name="T5"> </text:span><text:span text:style-name="T3">папка в которой собраны все картинки, также в </text:span><text:span text:style-name="T10">images</text:span><text:span text:style-name="T3"> есть отдельная папка для иконок с названием </text:span><text:span text:style-name="T6">icons</text:span><text:span text:style-name="T5"> 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>// Вложенный свойства</text:p>
      <text:p text:style-name="P7"><text:s text:c="12"/>// .class{</text:p>
      <text:p text:style-name="P7"><text:s text:c="12"/>// <text:s text:c="4"/>font:{</text:p>
      <text:p text:style-name="P7"><text:s text:c="12"/>// <text:s text:c="8"/>family: arial;</text:p>
      <text:p text:style-name="P7"><text:s text:c="12"/>// <text:s text:c="8"/>size: 15px;</text:p>
      <text:p text:style-name="P7"><text:s text:c="12"/>// <text:s text:c="4"/>}</text:p>
      <text:p text:style-name="P7"><text:s text:c="12"/>// }</text:p>
      <text:p text:style-name="P7"><text:s text:c="12"/>// Скомпилит в :</text:p>
      <text:p text:style-name="P7"><text:s text:c="8"/></text:p>
      <text:p text:style-name="P7"><text:s text:c="8"/>// .class {</text:p>
      <text:p text:style-name="P7"><text:s text:c="12"/>// font-family: arial;</text:p>
      <text:p text:style-name="P7"><text:s text:c="12"/>// font-size: 15px;</text:p>
      <text:p text:style-name="P7"><text:s text:c="8"/>// <text:s text:c="2"/>}</text:p>
      <text:p text:style-name="P7"/>
      <text:p text:style-name="P7"><text:s text:c="8"/>// Вложенный свойства end <text:s/>===============================</text:p>
      <text:p text:style-name="P7"><text:s text:c="8"/></text:p>
      <text:p text:style-name="P7"/>
      <text:p text:style-name="P7"><text:s text:c="8"/>// Шаблонные седекторы</text:p>
      <text:p text:style-name="P7"><text:s text:c="8"/>// Данный набор правил не будет сгенерирован</text:p>
      <text:p text:style-name="P7"><text:s text:c="8"/>// %extreme {</text:p>
      <text:p text:style-name="P7"><text:soft-page-break/><text:s text:c="8"/>// <text:s text:c="2"/>color: blue;</text:p>
      <text:p text:style-name="P7"><text:s text:c="8"/>// }</text:p>
      <text:p text:style-name="P7"><text:s text:c="8"/>// .notice {</text:p>
      <text:p text:style-name="P7"><text:s text:c="8"/>// <text:s text:c="2"/>@extend %extreme;</text:p>
      <text:p text:style-name="P7"><text:s text:c="8"/>// }</text:p>
      <text:p text:style-name="P7"/>
      <text:p text:style-name="P7"><text:s text:c="8"/>// Скомпилит в :</text:p>
      <text:p text:style-name="P7"><text:s text:c="8"/></text:p>
      <text:p text:style-name="P7"><text:s text:c="8"/>// .notice {</text:p>
      <text:p text:style-name="P7"><text:s text:c="8"/>// <text:s text:c="2"/>color: blue; }</text:p>
      <text:p text:style-name="P7"><text:s text:c="8"/>// Шаблонные седекторы end ==============================</text:p>
      <text:p text:style-name="P7"><text:s text:c="8"/></text:p>
      <text:p text:style-name="P7"><text:s text:c="8"/>// Селекторы расширения</text:p>
      <text:p text:style-name="P7"><text:s text:c="8"/>// Данный набор правил не будет сгенерирован</text:p>
      <text:p text:style-name="P7"><text:s text:c="8"/>// #content a%extreme {</text:p>
      <text:p text:style-name="P7"><text:s text:c="8"/>// <text:s text:c="2"/>color: blue;</text:p>
      <text:p text:style-name="P7"><text:s text:c="8"/>// <text:s text:c="2"/>font-weight: bold;</text:p>
      <text:p text:style-name="P7"><text:s text:c="8"/>// <text:s text:c="2"/>font-size: 2em;</text:p>
      <text:p text:style-name="P7"><text:s text:c="8"/>// }</text:p>
      <text:p text:style-name="P7"><text:s text:c="8"/>// .notice {</text:p>
      <text:p text:style-name="P7"><text:s text:c="8"/>// <text:s text:c="2"/>@extend %extreme;</text:p>
      <text:p text:style-name="P7"><text:s text:c="8"/>// }</text:p>
      <text:p text:style-name="P7"/>
      <text:p text:style-name="P7"><text:s text:c="8"/>// Скомпилит в :</text:p>
      <text:p text:style-name="P7"><text:s text:c="8"/></text:p>
      <text:p text:style-name="P7"><text:s text:c="8"/>// #content a.notice {</text:p>
      <text:p text:style-name="P7"><text:s text:c="8"/>// <text:s text:c="2"/>color: blue;</text:p>
      <text:p text:style-name="P7"><text:s text:c="8"/>// <text:s text:c="2"/>font-weight: bold;</text:p>
      <text:p text:style-name="P7"><text:s text:c="8"/>// <text:s text:c="2"/>font-size: 2em; }</text:p>
      <text:p text:style-name="P7"><text:s text:c="8"/>// Селекторы расширения end <text:s/>====================================</text:p>
      <text:p text:style-name="P7"><text:s text:c="8"/></text:p>
      <text:p text:style-name="P7"><text:s text:c="8"/>// Комментирование</text:p>
      <text:p text:style-name="P7"/>
      <text:p text:style-name="P7"><text:s text:c="8"/>/* Это многострочный комментарий.</text:p>
      <text:p text:style-name="P7"><text:s text:c="9"/>* Так как этот тип комментирования</text:p>
      <text:p text:style-name="P7"><text:s text:c="9"/>* поддерживается в CSS, то он</text:p>
      <text:p text:style-name="P7"><text:s text:c="9"/>* попадет в скомпилированный CSS-файл. */</text:p>
      <text:p text:style-name="P7"><text:soft-page-break/><text:s text:c="8"/>// body { color: black; }</text:p>
      <text:p text:style-name="P7"/>
      <text:p text:style-name="P7"><text:s text:c="8"/>// Это однострочный комментарий.</text:p>
      <text:p text:style-name="P7"><text:s text:c="8"/>// CSS не поддерживает данный вариант комментирования.</text:p>
      <text:p text:style-name="P7"><text:s text:c="8"/>// Поэтому данного комментария не будет в CSS-файле.</text:p>
      <text:p text:style-name="P7"><text:s text:c="8"/>// a { color: green; }</text:p>
      <text:p text:style-name="P7"/>
      <text:p text:style-name="P7"><text:s text:c="8"/>// $version: "1.1.3";</text:p>
      <text:p text:style-name="P7"><text:s text:c="8"/>/* Этот CSS построен с использованием SomeGrids. Версия: #{$version}.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T Serif" svg:font-family="'PT Serif', Georgia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1M21S</meta:editing-duration>
    <meta:editing-cycles>4</meta:editing-cycles>
    <meta:generator>OpenOffice/4.1.4$Win32 OpenOffice.org_project/414m5$Build-9788</meta:generator>
    <dc:date>2018-02-05T11:51:04.78</dc:date>
    <dc:creator>ФЫВА ФЫВА</dc:creator>
    <meta:document-statistic meta:table-count="0" meta:image-count="0" meta:object-count="0" meta:page-count="3" meta:paragraph-count="71" meta:word-count="316" meta:character-count="2473"/>
    <meta:user-defined meta:name="Info 1"/>
    <meta:user-defined meta:name="Info 2"/>
    <meta:user-defined meta:name="Info 3"/>
    <meta:user-defined meta:name="Info 4"/>
  </office:meta>
</office:document-meta>
</file>